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9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4.6pt" fo:break-before="auto" style:use-optimal-row-height="tru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 style:data-style-name="N132"/>
    <style:style style:name="ce9" style:family="table-cell" style:parent-style-name="Default" style:data-style-name="N4"/>
    <style:style style:name="ce10" style:family="table-cell" style:parent-style-name="Default" style:data-style-name="N13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35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33"/>
    <style:style style:name="ce17" style:family="table-cell" style:parent-style-name="Default">
      <style:table-cell-properties fo:border-bottom="none" fo:border-left="none" fo:border-right="0.99pt ridge #000000" fo:border-top="non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wrap-option="wrap" fo:border-left="none" fo:border-right="0.99pt ridge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23">
      <style:text-properties style:font-name="Liberation Sans"/>
    </style:style>
    <style:style style:name="ce24" style:family="table-cell" style:parent-style-name="Default" style:data-style-name="N133">
      <style:text-properties style:font-name="Liberation Sans"/>
    </style:style>
    <style:style style:name="ce25" style:family="table-cell" style:parent-style-name="Default" style:data-style-name="N135">
      <style:table-cell-properties fo:border-bottom="none" fo:border-left="none" fo:border-right="0.99pt ridge #000000" fo:border-top="none"/>
      <style:text-properties style:font-name="Liberation Sans"/>
    </style:style>
    <style:style style:name="ce26" style:family="table-cell" style:parent-style-name="Default" style:data-style-name="N123"/>
    <style:style style:name="ce27" style:family="table-cell" style:parent-style-name="Default">
      <style:table-cell-properties fo:border-bottom="none" fo:border-left="none" fo:border-right="0.99pt ridge #000000" fo:border-top="none"/>
      <style:text-properties style:font-name="Liberation Sans"/>
    </style:style>
    <style:style style:name="ce28" style:family="table-cell" style:parent-style-name="Default" style:data-style-name="N61">
      <style:text-properties style:font-name="Liberation Sans"/>
    </style:style>
    <style:style style:name="T1" style:family="text">
      <style:text-properties style:letter-kerning="true" style:font-name-asian="Open Sans" style:font-name-complex="Open Sans" style:font-size-asian="5.09999990463257pt" style:font-size-complex="5.09999990463257pt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Primer Vecino</text:p>
          </table:table-cell>
          <table:covered-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5456" calcext:value-type="float">
            <text:p>545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0499730110168" calcext:value-type="float">
            <text:p>0.050</text:p>
          </table:table-cell>
          <table:table-cell table:formula="of:=(([.G5]-[.C5])/[.G5])" office:value-type="float" office:value="0.403520279873182" calcext:value-type="float">
            <text:p>0.404</text:p>
          </table:table-cell>
          <table:table-cell office:value-type="float" office:value="9147" calcext:value-type="float">
            <text:p>9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4772" calcext:value-type="float">
            <text:p>477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222602128983" calcext:value-type="float">
            <text:p>0.223</text:p>
          </table:table-cell>
          <table:table-cell table:formula="of:=(([.G6]-[.C6])/[.G6])" office:value-type="float" office:value="0.575369282790532" calcext:value-type="float">
            <text:p>0.575</text:p>
          </table:table-cell>
          <table:table-cell office:value-type="float" office:value="11238" calcext:value-type="float">
            <text:p>11238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8724" calcext:value-type="float">
            <text:p>872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.51560688019" calcext:value-type="float">
            <text:p>1.516</text:p>
          </table:table-cell>
          <table:table-cell table:formula="of:=(([.G7]-[.C7])/[.G7])" office:value-type="float" office:value="0.697681671691444" calcext:value-type="float">
            <text:p>0.698</text:p>
          </table:table-cell>
          <table:table-cell office:value-type="float" office:value="28857" calcext:value-type="float">
            <text:p>2885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13759" calcext:value-type="float">
            <text:p>13759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6.22077298164" calcext:value-type="float">
            <text:p>6.221</text:p>
          </table:table-cell>
          <table:table-cell table:formula="of:=(([.G8]-[.C8])/[.G8])" office:value-type="float" office:value="0.747555180448783" calcext:value-type="float">
            <text:p>0.748</text:p>
          </table:table-cell>
          <table:table-cell office:value-type="float" office:value="54503" calcext:value-type="float">
            <text:p>54503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19837" calcext:value-type="float">
            <text:p>19837</text:p>
          </table:table-cell>
          <table:table-cell office:value-type="float" office:value="7" calcext:value-type="float">
            <text:p>7</text:p>
          </table:table-cell>
          <table:table-cell office:value-type="float" office:value="25.7831568718" calcext:value-type="float">
            <text:p>25.78</text:p>
          </table:table-cell>
          <table:table-cell table:formula="of:=(([.G9]-[.C9])/[.G9])" office:value-type="float" office:value="0.820682485875706" calcext:value-type="float">
            <text:p>0.821</text:p>
          </table:table-cell>
          <table:table-cell office:value-type="float" office:value="110625" calcext:value-type="float">
            <text:p>110625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39542" calcext:value-type="float">
            <text:p>39542</text:p>
          </table:table-cell>
          <table:table-cell office:value-type="float" office:value="9" calcext:value-type="float">
            <text:p>9</text:p>
          </table:table-cell>
          <table:table-cell office:value-type="float" office:value="156.086188078" calcext:value-type="float">
            <text:p>156.09</text:p>
          </table:table-cell>
          <table:table-cell table:formula="of:=(([.G10]-[.C10])/[.G10])" office:value-type="float" office:value="0.856968714845347" calcext:value-type="float">
            <text:p>0.857</text:p>
          </table:table-cell>
          <table:table-cell office:value-type="float" office:value="276457" calcext:value-type="float">
            <text:p>27645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64152" calcext:value-type="float">
            <text:p>6415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543.158" calcext:value-type="float">
            <text:p>543.16</text:p>
          </table:table-cell>
          <table:table-cell table:formula="of:=(([.G11]-[.C11])/[.G11])" office:value-type="float" office:value="0.886184083300364" calcext:value-type="float">
            <text:p>0.886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3">
          <table:table-cell/>
          <table:table-cell table:style-name="Default"/>
          <table:table-cell table:style-name="ce6"/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Weakly correlated instances file</text:p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0573589801788" calcext:value-type="float">
            <text:p>0.057</text:p>
          </table:table-cell>
          <table:table-cell table:formula="of:=(([.G13]-[.C13])/[.G13])" office:value-type="float" office:value="0.223249669749009" calcext:value-type="float">
            <text:p>0.223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344" calcext:value-type="float">
            <text:p>134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224349975586" calcext:value-type="float">
            <text:p>0.224</text:p>
          </table:table-cell>
          <table:table-cell table:formula="of:=(([.G14]-[.C14])/[.G14])" office:value-type="float" office:value="0.177478580171359" calcext:value-type="float">
            <text:p>0.177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2865" calcext:value-type="float">
            <text:p>286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.49218678474" calcext:value-type="float">
            <text:p>1.492</text:p>
          </table:table-cell>
          <table:table-cell table:formula="of:=(([.G15]-[.C15])/[.G15])" office:value-type="float" office:value="0.372536136662286" calcext:value-type="float">
            <text:p>0.373</text:p>
          </table:table-cell>
          <table:table-cell office:value-type="float" office:value="4566" calcext:value-type="float">
            <text:p>4566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5590" calcext:value-type="float">
            <text:p>5590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6.47298789024" calcext:value-type="float">
            <text:p>6.473</text:p>
          </table:table-cell>
          <table:table-cell table:formula="of:=(([.G16]-[.C16])/[.G16])" office:value-type="float" office:value="0.382456915598763" calcext:value-type="float">
            <text:p>0.382</text:p>
          </table:table-cell>
          <table:table-cell office:value-type="float" office:value="9052" calcext:value-type="float">
            <text:p>905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0763" calcext:value-type="float">
            <text:p>10763</text:p>
          </table:table-cell>
          <table:table-cell office:value-type="float" office:value="6" calcext:value-type="float">
            <text:p>6</text:p>
          </table:table-cell>
          <table:table-cell office:value-type="float" office:value="29.5135889053" calcext:value-type="float">
            <text:p>29.51</text:p>
          </table:table-cell>
          <table:table-cell table:formula="of:=(([.G17]-[.C17])/[.G17])" office:value-type="float" office:value="0.4037449448784" calcext:value-type="float">
            <text:p>0.404</text:p>
          </table:table-cell>
          <table:table-cell office:value-type="float" office:value="18051" calcext:value-type="float">
            <text:p>1805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26105" calcext:value-type="float">
            <text:p>26105</text:p>
          </table:table-cell>
          <table:table-cell office:value-type="float" office:value="8" calcext:value-type="float">
            <text:p>8</text:p>
          </table:table-cell>
          <table:table-cell office:value-type="float" office:value="153.453990221" calcext:value-type="float">
            <text:p>153.45</text:p>
          </table:table-cell>
          <table:table-cell table:formula="of:=(([.G18]-[.C18])/[.G18])" office:value-type="float" office:value="0.411466317972766" calcext:value-type="float">
            <text:p>0.411</text:p>
          </table:table-cell>
          <table:table-cell office:value-type="float" office:value="44356" calcext:value-type="float">
            <text:p>44356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50837" calcext:value-type="float">
            <text:p>50837</text:p>
          </table:table-cell>
          <table:table-cell office:value-type="float" office:value="8" calcext:value-type="float">
            <text:p>8</text:p>
          </table:table-cell>
          <table:table-cell office:value-type="float" office:value="538.034916878" calcext:value-type="float">
            <text:p>538.03</text:p>
          </table:table-cell>
          <table:table-cell table:formula="of:=(([.G19]-[.C19])/[.G19])" office:value-type="float" office:value="0.436421888164605" calcext:value-type="float">
            <text:p>0.436</text:p>
          </table:table-cell>
          <table:table-cell office:value-type="float" office:value="90204" calcext:value-type="float">
            <text:p>9020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trongly correlated instances file</text:p>
          </table:table-cell>
          <table:table-cell table:style-name="ce3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0637030601501" calcext:value-type="float">
            <text:p>0.064</text:p>
          </table:table-cell>
          <table:table-cell table:formula="of:=(([.G21]-[.C21])/[.G21])" office:value-type="float" office:value="0.210680016687526" calcext:value-type="float">
            <text:p>0.211</text:p>
          </table:table-cell>
          <table:table-cell office:value-type="float" office:value="2397" calcext:value-type="float">
            <text:p>2397</text:p>
          </table:table-cell>
          <table:table-cell table:number-columns-repeated="3"/>
          <table:table-cell table:style-name="ce15"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244807004929" calcext:value-type="float">
            <text:p>0.245</text:p>
          </table:table-cell>
          <table:table-cell table:formula="of:=(([.G22]-[.C22])/[.G22])" office:value-type="float" office:value="0.297367445309603" calcext:value-type="float">
            <text:p>0.297</text:p>
          </table:table-cell>
          <table:table-cell office:value-type="float" office:value="2697" calcext:value-type="float">
            <text:p>2697</text:p>
          </table:table-cell>
          <table:table-cell table:number-columns-repeated="3"/>
          <table:table-cell table:style-name="ce15"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3916" calcext:value-type="float">
            <text:p>39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.66339278221" calcext:value-type="float">
            <text:p>1.663</text:p>
          </table:table-cell>
          <table:table-cell table:formula="of:=(([.G23]-[.C23])/[.G23])" office:value-type="float" office:value="0.449768160741886" calcext:value-type="float">
            <text:p>0.450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6989" calcext:value-type="float">
            <text:p>698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6.34585404396" calcext:value-type="float">
            <text:p>6.346</text:p>
          </table:table-cell>
          <table:table-cell table:formula="of:=(([.G24]-[.C24])/[.G24])" office:value-type="float" office:value="0.514315496872828" calcext:value-type="float">
            <text:p>0.514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13317" calcext:value-type="float">
            <text:p>13317</text:p>
          </table:table-cell>
          <table:table-cell office:value-type="float" office:value="10" calcext:value-type="float">
            <text:p>10</text:p>
          </table:table-cell>
          <table:table-cell office:value-type="float" office:value="27.8935070038" calcext:value-type="float">
            <text:p>27.89</text:p>
          </table:table-cell>
          <table:table-cell table:formula="of:=(([.G25]-[.C25])/[.G25])" office:value-type="float" office:value="0.539506898578789" calcext:value-type="float">
            <text:p>0.540</text:p>
          </table:table-cell>
          <table:table-cell office:value-type="float" office:value="28919" calcext:value-type="float">
            <text:p>289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31804" calcext:value-type="float">
            <text:p>31804</text:p>
          </table:table-cell>
          <table:table-cell office:value-type="float" office:value="11" calcext:value-type="float">
            <text:p>11</text:p>
          </table:table-cell>
          <table:table-cell office:value-type="float" office:value="173.575527191" calcext:value-type="float">
            <text:p>173.58</text:p>
          </table:table-cell>
          <table:table-cell table:formula="of:=(([.G26]-[.C26])/[.G26])" office:value-type="float" office:value="0.561354389352458" calcext:value-type="float">
            <text:p>0.561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61718" calcext:value-type="float">
            <text:p>61718</text:p>
          </table:table-cell>
          <table:table-cell office:value-type="float" office:value="11" calcext:value-type="float">
            <text:p>11</text:p>
          </table:table-cell>
          <table:table-cell office:value-type="float" office:value="514.897526979" calcext:value-type="float">
            <text:p>514.90</text:p>
          </table:table-cell>
          <table:table-cell table:formula="of:=(([.G27]-[.C27])/[.G27])" office:value-type="float" office:value="0.57991818621145" calcext:value-type="float">
            <text:p>0.580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8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Mejor Vecino</text:p>
          </table:table-cell>
          <table:covered-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5456" calcext:value-type="float">
            <text:p>54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0832378864288" calcext:value-type="float">
            <text:p>0.083</text:p>
          </table:table-cell>
          <table:table-cell table:formula="of:=(([.G36]-[.C36])/[.G36])" office:value-type="float" office:value="0.403520279873182" calcext:value-type="float">
            <text:p>0.404</text:p>
          </table:table-cell>
          <table:table-cell office:value-type="float" office:value="9147" calcext:value-type="float">
            <text:p>9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5951" calcext:value-type="float">
            <text:p>5951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428507089615" calcext:value-type="float">
            <text:p>0.429</text:p>
          </table:table-cell>
          <table:table-cell table:formula="of:=(([.G37]-[.C37])/[.G37])" office:value-type="float" office:value="0.47045737675743" calcext:value-type="float">
            <text:p>0.470</text:p>
          </table:table-cell>
          <table:table-cell office:value-type="float" office:value="11238" calcext:value-type="float">
            <text:p>112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10878" calcext:value-type="float">
            <text:p>1087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.61333489418" calcext:value-type="float">
            <text:p>3.613</text:p>
          </table:table-cell>
          <table:table-cell table:formula="of:=(([.G38]-[.C38])/[.G38])" office:value-type="float" office:value="0.623037737810583" calcext:value-type="float">
            <text:p>0.623</text:p>
          </table:table-cell>
          <table:table-cell office:value-type="float" office:value="28857" calcext:value-type="float">
            <text:p>288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11974" calcext:value-type="float">
            <text:p>11974</text:p>
          </table:table-cell>
          <table:table-cell office:value-type="float" office:value="7" calcext:value-type="float">
            <text:p>7</text:p>
          </table:table-cell>
          <table:table-cell office:value-type="float" office:value="16.8983020782" calcext:value-type="float">
            <text:p>16.90</text:p>
          </table:table-cell>
          <table:table-cell table:formula="of:=(([.G39]-[.C39])/[.G39])" office:value-type="float" office:value="0.780305671247454" calcext:value-type="float">
            <text:p>0.780</text:p>
          </table:table-cell>
          <table:table-cell office:value-type="float" office:value="54503" calcext:value-type="float">
            <text:p>545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23237" calcext:value-type="float">
            <text:p>23237</text:p>
          </table:table-cell>
          <table:table-cell office:value-type="float" office:value="12" calcext:value-type="float">
            <text:p>12</text:p>
          </table:table-cell>
          <table:table-cell office:value-type="float" office:value="119.467717171" calcext:value-type="float">
            <text:p>119.47</text:p>
          </table:table-cell>
          <table:table-cell table:formula="of:=(([.G40]-[.C40])/[.G40])" office:value-type="float" office:value="0.78994802259887" calcext:value-type="float">
            <text:p>0.790</text:p>
          </table:table-cell>
          <table:table-cell office:value-type="float" office:value="110625" calcext:value-type="float">
            <text:p>1106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40038" calcext:value-type="float">
            <text:p>40038</text:p>
          </table:table-cell>
          <table:table-cell office:value-type="float" office:value="7" calcext:value-type="float">
            <text:p>7</text:p>
          </table:table-cell>
          <table:table-cell office:value-type="float" office:value="786.193" calcext:value-type="float">
            <text:p>786.19</text:p>
          </table:table-cell>
          <table:table-cell table:formula="of:=(([.G41]-[.C41])/[.G41])" office:value-type="float" office:value="0.855174584112538" calcext:value-type="float">
            <text:p>0.855</text:p>
          </table:table-cell>
          <table:table-cell office:value-type="float" office:value="276457" calcext:value-type="float">
            <text:p>27645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66045" calcext:value-type="float">
            <text:p>66045</text:p>
          </table:table-cell>
          <table:table-cell table:style-name="ce8" office:value-type="string" calcext:value-type="string">
            <text:p><text:span text:style-name="T1"> 9</text:span></text:p>
          </table:table-cell>
          <table:table-cell table:style-name="ce8" office:value-type="float" office:value="3651.57031798" calcext:value-type="float">
            <text:p>3,651.570</text:p>
          </table:table-cell>
          <table:table-cell table:formula="of:=(([.G42]-[.C42])/[.G42])" office:value-type="float" office:value="0.882825598291129" calcext:value-type="float">
            <text:p>0.883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8"/>
        </table:table-row>
        <table:table-row table:style-name="ro4">
          <table:table-cell/>
          <table:table-cell table:style-name="Default"/>
          <table:table-cell table:style-name="ce6"/>
          <table:table-cell table:style-name="ce9"/>
          <table:table-cell table:number-columns-repeated="4"/>
          <table:table-cell table:style-name="ce13" office:value-type="string" calcext:value-type="string">
            <text:p>Weakly correlated instances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0864009857178" calcext:value-type="float">
            <text:p>0.086</text:p>
          </table:table-cell>
          <table:table-cell table:formula="of:=(([.G44]-[.C44])/[.G44])" office:value-type="float" office:value="0.223249669749009" calcext:value-type="float">
            <text:p>0.223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352402925491" calcext:value-type="float">
            <text:p>0.352</text:p>
          </table:table-cell>
          <table:table-cell table:formula="of:=(([.G45]-[.C45])/[.G45])" office:value-type="float" office:value="0.254589963280294" calcext:value-type="float">
            <text:p>0.255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2982" calcext:value-type="float">
            <text:p>298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.22341895103" calcext:value-type="float">
            <text:p>2.223</text:p>
          </table:table-cell>
          <table:table-cell table:formula="of:=(([.G46]-[.C46])/[.G46])" office:value-type="float" office:value="0.346911957950066" calcext:value-type="float">
            <text:p>0.347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5918" calcext:value-type="float">
            <text:p>591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1.759747982" calcext:value-type="float">
            <text:p>11.76</text:p>
          </table:table-cell>
          <table:table-cell table:formula="of:=(([.G47]-[.C47])/[.G47])" office:value-type="float" office:value="0.34622182942996" calcext:value-type="float">
            <text:p>0.346</text:p>
          </table:table-cell>
          <table:table-cell office:value-type="float" office:value="9052" calcext:value-type="float">
            <text:p>9052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0898" calcext:value-type="float">
            <text:p>10898</text:p>
          </table:table-cell>
          <table:table-cell office:value-type="float" office:value="4" calcext:value-type="float">
            <text:p>4</text:p>
          </table:table-cell>
          <table:table-cell office:value-type="float" office:value="68.3586370945" calcext:value-type="float">
            <text:p>68.36</text:p>
          </table:table-cell>
          <table:table-cell table:formula="of:=(([.G48]-[.C48])/[.G48])" office:value-type="float" office:value="0.396266134840175" calcext:value-type="float">
            <text:p>0.396</text:p>
          </table:table-cell>
          <table:table-cell office:value-type="float" office:value="18051" calcext:value-type="float">
            <text:p>18051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26398" calcext:value-type="float">
            <text:p>26398</text:p>
          </table:table-cell>
          <table:table-cell office:value-type="float" office:value="4" calcext:value-type="float">
            <text:p>4</text:p>
          </table:table-cell>
          <table:table-cell office:value-type="float" office:value="372.068656921" calcext:value-type="float">
            <text:p>372.07</text:p>
          </table:table-cell>
          <table:table-cell table:formula="of:=(([.G49]-[.C49])/[.G49])" office:value-type="float" office:value="0.40486067273875" calcext:value-type="float">
            <text:p>0.405</text:p>
          </table:table-cell>
          <table:table-cell office:value-type="float" office:value="44356" calcext:value-type="float">
            <text:p>44356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51102" calcext:value-type="float">
            <text:p>51102</text:p>
          </table:table-cell>
          <table:table-cell office:value-type="float" office:value="6" calcext:value-type="float">
            <text:p>6</text:p>
          </table:table-cell>
          <table:table-cell office:value-type="float" office:value="1934.362185" calcext:value-type="float">
            <text:p>1,934.36</text:p>
          </table:table-cell>
          <table:table-cell table:formula="of:=(([.G50]-[.C50])/[.G50])" office:value-type="float" office:value="0.433484102700545" calcext:value-type="float">
            <text:p>0.433</text:p>
          </table:table-cell>
          <table:table-cell office:value-type="float" office:value="90204" calcext:value-type="float">
            <text:p>90204</text:p>
          </table:table-cell>
          <table:table-cell/>
          <table:table-cell table:style-name="ce14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3" office:value-type="string" calcext:value-type="string">
            <text:p>Strongly correlated instances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1781" calcext:value-type="float">
            <text:p>178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0886800289154" calcext:value-type="float">
            <text:p>0.089</text:p>
          </table:table-cell>
          <table:table-cell table:formula="of:=(([.G52]-[.C52])/[.G52])" office:value-type="float" office:value="0.256987901543596" calcext:value-type="float">
            <text:p>0.257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339273929596" calcext:value-type="float">
            <text:p>0.339</text:p>
          </table:table-cell>
          <table:table-cell table:formula="of:=(([.G53]-[.C53])/[.G53])" office:value-type="float" office:value="0.297367445309603" calcext:value-type="float">
            <text:p>0.297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3916" calcext:value-type="float">
            <text:p>391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.47322201729" calcext:value-type="float">
            <text:p>2.473</text:p>
          </table:table-cell>
          <table:table-cell table:formula="of:=(([.G54]-[.C54])/[.G54])" office:value-type="float" office:value="0.449768160741886" calcext:value-type="float">
            <text:p>0.450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6888" calcext:value-type="float">
            <text:p>6888</text:p>
          </table:table-cell>
          <table:table-cell office:value-type="float" office:value="3" calcext:value-type="float">
            <text:p>3</text:p>
          </table:table-cell>
          <table:table-cell office:value-type="float" office:value="10.0468289852" calcext:value-type="float">
            <text:p>10.05</text:p>
          </table:table-cell>
          <table:table-cell table:formula="of:=(([.G55]-[.C55])/[.G55])" office:value-type="float" office:value="0.52133425990271" calcext:value-type="float">
            <text:p>0.521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12918" calcext:value-type="float">
            <text:p>12918</text:p>
          </table:table-cell>
          <table:table-cell office:value-type="float" office:value="2" calcext:value-type="float">
            <text:p>2</text:p>
          </table:table-cell>
          <table:table-cell office:value-type="float" office:value="45.4362509251" calcext:value-type="float">
            <text:p>45.44</text:p>
          </table:table-cell>
          <table:table-cell table:formula="of:=(([.G56]-[.C56])/[.G56])" office:value-type="float" office:value="0.553304056156852" calcext:value-type="float">
            <text:p>0.553</text:p>
          </table:table-cell>
          <table:table-cell office:value-type="float" office:value="28919" calcext:value-type="float">
            <text:p>289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30904" calcext:value-type="float">
            <text:p>30904</text:p>
          </table:table-cell>
          <table:table-cell office:value-type="float" office:value="2" calcext:value-type="float">
            <text:p>2</text:p>
          </table:table-cell>
          <table:table-cell office:value-type="float" office:value="300.749711037" calcext:value-type="float">
            <text:p>300.75</text:p>
          </table:table-cell>
          <table:table-cell table:formula="of:=(([.G57]-[.C57])/[.G57])" office:value-type="float" office:value="0.573767326391283" calcext:value-type="float">
            <text:p>0.574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60818" calcext:value-type="float">
            <text:p>60818</text:p>
          </table:table-cell>
          <table:table-cell office:value-type="float" office:value="2" calcext:value-type="float">
            <text:p>2</text:p>
          </table:table-cell>
          <table:table-cell office:value-type="float" office:value="1068.46974301" calcext:value-type="float">
            <text:p>1,068.47</text:p>
          </table:table-cell>
          <table:table-cell table:formula="of:=(([.G58]-[.C58])/[.G58])" office:value-type="float" office:value="0.586044010645322" calcext:value-type="float">
            <text:p>0.586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Genetico</text:p>
          </table:table-cell>
          <table:covered-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"/>
        </table:table-row>
        <table:table-row table:style-name="ro5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1_100_10000</text:p>
          </table:table-cell>
          <table:table-cell office:value-type="float" office:value="5456" calcext:value-type="float">
            <text:p>545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0832378864288" calcext:value-type="float">
            <text:p>0.083</text:p>
          </table:table-cell>
          <table:table-cell table:formula="of:=(([.G63]-[.C63])/[.G63])" office:value-type="float" office:value="0.403520279873182" calcext:value-type="float">
            <text:p>0.404</text:p>
          </table:table-cell>
          <table:table-cell office:value-type="float" office:value="9147" calcext:value-type="float">
            <text:p>9147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1_200_1000</text:p>
          </table:table-cell>
          <table:table-cell office:value-type="float" office:value="5951" calcext:value-type="float">
            <text:p>5951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428507089615" calcext:value-type="float">
            <text:p>0.429</text:p>
          </table:table-cell>
          <table:table-cell table:formula="of:=(([.G64]-[.C64])/[.G64])" office:value-type="float" office:value="0.47045737675743" calcext:value-type="float">
            <text:p>0.470</text:p>
          </table:table-cell>
          <table:table-cell office:value-type="float" office:value="11238" calcext:value-type="float">
            <text:p>11238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1_500_1000</text:p>
          </table:table-cell>
          <table:table-cell office:value-type="float" office:value="10878" calcext:value-type="float">
            <text:p>1087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.61333489418" calcext:value-type="float">
            <text:p>3.613</text:p>
          </table:table-cell>
          <table:table-cell table:formula="of:=(([.G65]-[.C65])/[.G65])" office:value-type="float" office:value="0.623037737810583" calcext:value-type="float">
            <text:p>0.623</text:p>
          </table:table-cell>
          <table:table-cell office:value-type="float" office:value="28857" calcext:value-type="float">
            <text:p>28857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1_1000_1000</text:p>
          </table:table-cell>
          <table:table-cell office:value-type="float" office:value="11974" calcext:value-type="float">
            <text:p>11974</text:p>
          </table:table-cell>
          <table:table-cell office:value-type="float" office:value="7" calcext:value-type="float">
            <text:p>7</text:p>
          </table:table-cell>
          <table:table-cell office:value-type="float" office:value="16.8983020782" calcext:value-type="float">
            <text:p>16.90</text:p>
          </table:table-cell>
          <table:table-cell table:formula="of:=(([.G66]-[.C66])/[.G66])" office:value-type="float" office:value="0.780305671247454" calcext:value-type="float">
            <text:p>0.780</text:p>
          </table:table-cell>
          <table:table-cell office:value-type="float" office:value="54503" calcext:value-type="float">
            <text:p>54503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1_2000_1000</text:p>
          </table:table-cell>
          <table:table-cell office:value-type="float" office:value="23237" calcext:value-type="float">
            <text:p>23237</text:p>
          </table:table-cell>
          <table:table-cell office:value-type="float" office:value="12" calcext:value-type="float">
            <text:p>12</text:p>
          </table:table-cell>
          <table:table-cell office:value-type="float" office:value="119.467717171" calcext:value-type="float">
            <text:p>119.47</text:p>
          </table:table-cell>
          <table:table-cell table:formula="of:=(([.G67]-[.C67])/[.G67])" office:value-type="float" office:value="0.78994802259887" calcext:value-type="float">
            <text:p>0.790</text:p>
          </table:table-cell>
          <table:table-cell office:value-type="float" office:value="110625" calcext:value-type="float">
            <text:p>110625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1_5000_1000</text:p>
          </table:table-cell>
          <table:table-cell office:value-type="float" office:value="40038" calcext:value-type="float">
            <text:p>40038</text:p>
          </table:table-cell>
          <table:table-cell office:value-type="float" office:value="7" calcext:value-type="float">
            <text:p>7</text:p>
          </table:table-cell>
          <table:table-cell office:value-type="float" office:value="786.193" calcext:value-type="float">
            <text:p>786.19</text:p>
          </table:table-cell>
          <table:table-cell table:formula="of:=(([.G68]-[.C68])/[.G68])" office:value-type="float" office:value="0.855174584112538" calcext:value-type="float">
            <text:p>0.855</text:p>
          </table:table-cell>
          <table:table-cell office:value-type="float" office:value="276457" calcext:value-type="float">
            <text:p>276457</text:p>
          </table:table-cell>
          <table:table-cell table:number-columns-repeated="8"/>
        </table:table-row>
        <table:table-row table:style-name="ro6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66045" calcext:value-type="float">
            <text:p>66045</text:p>
          </table:table-cell>
          <table:table-cell table:style-name="ce8" office:value-type="string" calcext:value-type="string">
            <text:p><text:span text:style-name="T1"> 9</text:span></text:p>
          </table:table-cell>
          <table:table-cell table:style-name="ce8" office:value-type="float" office:value="3651.57031798" calcext:value-type="float">
            <text:p>3,651.570</text:p>
          </table:table-cell>
          <table:table-cell table:formula="of:=(([.G69]-[.C69])/[.G69])" office:value-type="float" office:value="0.882825598291129" calcext:value-type="float">
            <text:p>0.883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8"/>
        </table:table-row>
        <table:table-row table:style-name="ro5">
          <table:table-cell/>
          <table:table-cell table:style-name="Default"/>
          <table:table-cell table:style-name="ce6"/>
          <table:table-cell table:style-name="ce9"/>
          <table:table-cell table:number-columns-repeated="4"/>
          <table:table-cell table:style-name="ce13" office:value-type="string" calcext:value-type="string">
            <text:p>Weakly correlated instances file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2_100_1000_1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0864009857178" calcext:value-type="float">
            <text:p>0.086</text:p>
          </table:table-cell>
          <table:table-cell table:formula="of:=(([.G71]-[.C71])/[.G71])" office:value-type="float" office:value="0.223249669749009" calcext:value-type="float">
            <text:p>0.223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14"/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2_200_1000_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352402925491" calcext:value-type="float">
            <text:p>0.352</text:p>
          </table:table-cell>
          <table:table-cell table:formula="of:=(([.G72]-[.C72])/[.G72])" office:value-type="float" office:value="0.254589963280294" calcext:value-type="float">
            <text:p>0.255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14"/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2_500_1000_1</text:p>
          </table:table-cell>
          <table:table-cell office:value-type="float" office:value="2982" calcext:value-type="float">
            <text:p>298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.22341895103" calcext:value-type="float">
            <text:p>2.223</text:p>
          </table:table-cell>
          <table:table-cell table:formula="of:=(([.G73]-[.C73])/[.G73])" office:value-type="float" office:value="0.346911957950066" calcext:value-type="float">
            <text:p>0.347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4"/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2_1000_1000_1</text:p>
          </table:table-cell>
          <table:table-cell office:value-type="float" office:value="5918" calcext:value-type="float">
            <text:p>591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1.759747982" calcext:value-type="float">
            <text:p>11.76</text:p>
          </table:table-cell>
          <table:table-cell table:formula="of:=(([.G74]-[.C74])/[.G74])" office:value-type="float" office:value="0.34622182942996" calcext:value-type="float">
            <text:p>0.346</text:p>
          </table:table-cell>
          <table:table-cell office:value-type="float" office:value="9052" calcext:value-type="float">
            <text:p>9052</text:p>
          </table:table-cell>
          <table:table-cell/>
          <table:table-cell table:style-name="ce14"/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2_2000_1000_1</text:p>
          </table:table-cell>
          <table:table-cell office:value-type="float" office:value="10898" calcext:value-type="float">
            <text:p>10898</text:p>
          </table:table-cell>
          <table:table-cell office:value-type="float" office:value="4" calcext:value-type="float">
            <text:p>4</text:p>
          </table:table-cell>
          <table:table-cell office:value-type="float" office:value="68.3586370945" calcext:value-type="float">
            <text:p>68.36</text:p>
          </table:table-cell>
          <table:table-cell table:formula="of:=(([.G75]-[.C75])/[.G75])" office:value-type="float" office:value="0.396266134840175" calcext:value-type="float">
            <text:p>0.396</text:p>
          </table:table-cell>
          <table:table-cell office:value-type="float" office:value="18051" calcext:value-type="float">
            <text:p>18051</text:p>
          </table:table-cell>
          <table:table-cell/>
          <table:table-cell table:style-name="ce14"/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2_5000_1000_1</text:p>
          </table:table-cell>
          <table:table-cell office:value-type="float" office:value="26398" calcext:value-type="float">
            <text:p>26398</text:p>
          </table:table-cell>
          <table:table-cell office:value-type="float" office:value="4" calcext:value-type="float">
            <text:p>4</text:p>
          </table:table-cell>
          <table:table-cell office:value-type="float" office:value="372.068656921" calcext:value-type="float">
            <text:p>372.07</text:p>
          </table:table-cell>
          <table:table-cell table:formula="of:=(([.G76]-[.C76])/[.G76])" office:value-type="float" office:value="0.40486067273875" calcext:value-type="float">
            <text:p>0.405</text:p>
          </table:table-cell>
          <table:table-cell office:value-type="float" office:value="44356" calcext:value-type="float">
            <text:p>44356</text:p>
          </table:table-cell>
          <table:table-cell/>
          <table:table-cell table:style-name="ce14"/>
          <table:table-cell table:number-columns-repeated="6"/>
        </table:table-row>
        <table:table-row table:style-name="ro5">
          <table:table-cell/>
          <table:table-cell office:value-type="string" calcext:value-type="string">
            <text:p>knapPI_2_10000_1000_1</text:p>
          </table:table-cell>
          <table:table-cell office:value-type="float" office:value="51102" calcext:value-type="float">
            <text:p>51102</text:p>
          </table:table-cell>
          <table:table-cell office:value-type="float" office:value="6" calcext:value-type="float">
            <text:p>6</text:p>
          </table:table-cell>
          <table:table-cell office:value-type="float" office:value="1934.362185" calcext:value-type="float">
            <text:p>1,934.36</text:p>
          </table:table-cell>
          <table:table-cell table:formula="of:=(([.G77]-[.C77])/[.G77])" office:value-type="float" office:value="0.433484102700545" calcext:value-type="float">
            <text:p>0.433</text:p>
          </table:table-cell>
          <table:table-cell office:value-type="float" office:value="90204" calcext:value-type="float">
            <text:p>90204</text:p>
          </table:table-cell>
          <table:table-cell/>
          <table:table-cell table:style-name="ce14"/>
          <table:table-cell table:number-columns-repeated="6"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3" office:value-type="string" calcext:value-type="string">
            <text:p>Strongly correlated instances file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knapPI_3_100_1000_1</text:p>
          </table:table-cell>
          <table:table-cell office:value-type="float" office:value="1781" calcext:value-type="float">
            <text:p>178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0886800289154" calcext:value-type="float">
            <text:p>0.089</text:p>
          </table:table-cell>
          <table:table-cell table:formula="of:=(([.G79]-[.C79])/[.G79])" office:value-type="float" office:value="0.256987901543596" calcext:value-type="float">
            <text:p>0.257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3_200_1000_1</text:p>
          </table:table-cell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339273929596" calcext:value-type="float">
            <text:p>0.339</text:p>
          </table:table-cell>
          <table:table-cell table:formula="of:=(([.G80]-[.C80])/[.G80])" office:value-type="float" office:value="0.297367445309603" calcext:value-type="float">
            <text:p>0.297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3_500_1000_1</text:p>
          </table:table-cell>
          <table:table-cell office:value-type="float" office:value="3916" calcext:value-type="float">
            <text:p>391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.47322201729" calcext:value-type="float">
            <text:p>2.473</text:p>
          </table:table-cell>
          <table:table-cell table:formula="of:=(([.G81]-[.C81])/[.G81])" office:value-type="float" office:value="0.449768160741886" calcext:value-type="float">
            <text:p>0.450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3_1000_1000_1</text:p>
          </table:table-cell>
          <table:table-cell office:value-type="float" office:value="6888" calcext:value-type="float">
            <text:p>6888</text:p>
          </table:table-cell>
          <table:table-cell office:value-type="float" office:value="3" calcext:value-type="float">
            <text:p>3</text:p>
          </table:table-cell>
          <table:table-cell office:value-type="float" office:value="10.0468289852" calcext:value-type="float">
            <text:p>10.05</text:p>
          </table:table-cell>
          <table:table-cell table:formula="of:=(([.G82]-[.C82])/[.G82])" office:value-type="float" office:value="0.52133425990271" calcext:value-type="float">
            <text:p>0.521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3_2000_1000_1</text:p>
          </table:table-cell>
          <table:table-cell office:value-type="float" office:value="12918" calcext:value-type="float">
            <text:p>12918</text:p>
          </table:table-cell>
          <table:table-cell office:value-type="float" office:value="2" calcext:value-type="float">
            <text:p>2</text:p>
          </table:table-cell>
          <table:table-cell office:value-type="float" office:value="45.4362509251" calcext:value-type="float">
            <text:p>45.44</text:p>
          </table:table-cell>
          <table:table-cell table:formula="of:=(([.G83]-[.C83])/[.G83])" office:value-type="float" office:value="0.553304056156852" calcext:value-type="float">
            <text:p>0.553</text:p>
          </table:table-cell>
          <table:table-cell office:value-type="float" office:value="28919" calcext:value-type="float">
            <text:p>28919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knapPI_3_5000_1000_1</text:p>
          </table:table-cell>
          <table:table-cell office:value-type="float" office:value="30904" calcext:value-type="float">
            <text:p>30904</text:p>
          </table:table-cell>
          <table:table-cell office:value-type="float" office:value="2" calcext:value-type="float">
            <text:p>2</text:p>
          </table:table-cell>
          <table:table-cell office:value-type="float" office:value="300.749711037" calcext:value-type="float">
            <text:p>300.75</text:p>
          </table:table-cell>
          <table:table-cell table:formula="of:=(([.G84]-[.C84])/[.G84])" office:value-type="float" office:value="0.573767326391283" calcext:value-type="float">
            <text:p>0.574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knapPI_3_10000_1000_1</text:p>
          </table:table-cell>
          <table:table-cell office:value-type="float" office:value="60818" calcext:value-type="float">
            <text:p>60818</text:p>
          </table:table-cell>
          <table:table-cell office:value-type="float" office:value="2" calcext:value-type="float">
            <text:p>2</text:p>
          </table:table-cell>
          <table:table-cell office:value-type="float" office:value="1068.46974301" calcext:value-type="float">
            <text:p>1,068.47</text:p>
          </table:table-cell>
          <table:table-cell table:formula="of:=(([.G85]-[.C85])/[.G85])" office:value-type="float" office:value="0.586044010645322" calcext:value-type="float">
            <text:p>0.586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</table:table>
      <table:table table:name="Hoja2" table:style-name="ta1">
        <table:table-column table:style-name="co1" table:default-cell-style-name="Default"/>
        <table:table-column table:style-name="co6" table:default-cell-style-name="ce19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Probelmas pequeños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Ite: 40</text:p>
          </table:table-cell>
          <table:table-cell table:number-columns-repeated="13"/>
        </table:table-row>
        <table:table-row table:style-name="ro1">
          <table:table-cell/>
          <table:table-cell table:style-name="ce17"/>
          <table:table-cell table:style-name="ce20" office:value-type="string" calcext:value-type="string" table:number-columns-spanned="4" table:number-rows-spanned="2">
            <text:p>Primer Vecino</text:p>
          </table:table-cell>
          <table:covered-table-cell table:number-columns-repeated="2"/>
          <table:covered-table-cell table:style-name="ce17"/>
          <table:table-cell table:style-name="ce20" office:value-type="string" calcext:value-type="string" table:number-columns-spanned="4" table:number-rows-spanned="2">
            <text:p>Mejor Vecino</text:p>
          </table:table-cell>
          <table:covered-table-cell table:number-columns-repeated="2"/>
          <table:covered-table-cell table:style-name="ce17"/>
          <table:table-cell table:style-name="ce20" office:value-type="string" calcext:value-type="string" table:number-columns-spanned="4" table:number-rows-spanned="2">
            <text:p>Genético</text:p>
          </table:table-cell>
          <table:covered-table-cell table:number-columns-repeated="2"/>
          <table:covered-table-cell table:style-name="ce17"/>
          <table:table-cell/>
        </table:table-row>
        <table:table-row table:style-name="ro1">
          <table:table-cell/>
          <table:table-cell table:style-name="ce17"/>
          <table:covered-table-cell table:number-columns-repeated="3"/>
          <table:covered-table-cell table:style-name="ce17"/>
          <table:covered-table-cell table:number-columns-repeated="3"/>
          <table:covered-table-cell table:style-name="ce17"/>
          <table:covered-table-cell table:number-columns-repeated="3"/>
          <table:covered-table-cell table:style-name="ce17"/>
          <table:table-cell/>
        </table:table-row>
        <table:table-row table:style-name="ro5">
          <table:table-cell/>
          <table:table-cell table:style-name="ce18" office:value-type="string" calcext:value-type="string">
            <text:p>Problema</text:p>
          </table:table-cell>
          <table:table-cell table:style-name="ce21" office:value-type="string" calcext:value-type="string">
            <text:p>Resultado</text:p>
          </table:table-cell>
          <table:table-cell table:style-name="ce21" office:value-type="string" calcext:value-type="string">
            <text:p># Iteraciones</text:p>
          </table:table-cell>
          <table:table-cell table:style-name="ce21" office:value-type="string" calcext:value-type="string">
            <text:p>Tiempo</text:p>
          </table:table-cell>
          <table:table-cell table:style-name="ce18" office:value-type="string" calcext:value-type="string">
            <text:p>Error</text:p>
          </table:table-cell>
          <table:table-cell table:style-name="ce22" table:number-columns-repeated="3"/>
          <table:table-cell table:style-name="ce27"/>
          <table:table-cell table:style-name="ce21" office:value-type="string" calcext:value-type="string">
            <text:p>Resultado</text:p>
          </table:table-cell>
          <table:table-cell table:style-name="ce21" office:value-type="string" calcext:value-type="string">
            <text:p># Iteraciones</text:p>
          </table:table-cell>
          <table:table-cell table:style-name="ce21" office:value-type="string" calcext:value-type="string">
            <text:p>Tiempo</text:p>
          </table:table-cell>
          <table:table-cell table:style-name="ce18" office:value-type="string" calcext:value-type="string">
            <text:p>Error</text:p>
          </table:table-cell>
          <table:table-cell table:style-name="ce21" office:value-type="string" calcext:value-type="string">
            <text:p>Optimo</text:p>
          </table:table-cell>
        </table:table-row>
        <table:table-row table:style-name="ro6">
          <table:table-cell/>
          <table:table-cell office:value-type="string" calcext:value-type="string">
            <text:p>f1_l-d_kp_10_269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00418496131897" calcext:value-type="float">
            <text:p>0.0042</text:p>
          </table:table-cell>
          <table:table-cell table:style-name="ce25" table:formula="of:=(([.O6]-[.C6])/[.O6])" office:value-type="percentage" office:value="0.11864406779661" calcext:value-type="percentage">
            <text:p>11.86 %</text:p>
          </table:table-cell>
          <table:table-cell table:style-name="ce22" office:value-type="float" office:value="294" calcext:value-type="float">
            <text:p>294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.0128059387207" calcext:value-type="float">
            <text:p>0.0128</text:p>
          </table:table-cell>
          <table:table-cell table:style-name="ce25" table:formula="of:=(([.G20]-[.G6])/[.G20])" office:value-type="percentage" office:value="0.00338983050847458" calcext:value-type="percentage">
            <text:p>0.34 %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0280857086181641" calcext:value-type="float">
            <text:p>0.0002808571</text:p>
          </table:table-cell>
          <table:table-cell table:style-name="ce27" office:value-type="float" office:value="0.264406779661017" calcext:value-type="float">
            <text:p>0.2644067797</text:p>
          </table:table-cell>
          <table:table-cell table:style-name="ce22" office:value-type="float" office:value="295" calcext:value-type="float">
            <text:p>295</text:p>
          </table:table-cell>
        </table:table-row>
        <table:table-row table:style-name="ro6">
          <table:table-cell/>
          <table:table-cell office:value-type="string" calcext:value-type="string">
            <text:p>f2_l-d_kp_20_878</text:p>
          </table:table-cell>
          <table:table-cell table:style-name="ce22" office:value-type="float" office:value="1024" calcext:value-type="float">
            <text:p>1024</text:p>
          </table:table-cell>
          <table:table-cell table:style-name="ce22" office:value-type="float" office:value="14" calcext:value-type="float">
            <text:p>14</text:p>
          </table:table-cell>
          <table:table-cell table:style-name="ce24" office:value-type="float" office:value="0.0413000583649" calcext:value-type="float">
            <text:p>0.0413</text:p>
          </table:table-cell>
          <table:table-cell table:style-name="ce25" table:formula="of:=(([.O7]-[.C7])/[.O7])" office:value-type="percentage" office:value="0" calcext:value-type="percentage">
            <text:p>0.00 %</text:p>
          </table:table-cell>
          <table:table-cell table:style-name="ce22" office:value-type="float" office:value="1024" calcext:value-type="float">
            <text:p>1024</text:p>
          </table:table-cell>
          <table:table-cell table:style-name="ce22" office:value-type="float" office:value="14" calcext:value-type="float">
            <text:p>14</text:p>
          </table:table-cell>
          <table:table-cell table:style-name="ce24" office:value-type="float" office:value="0.0830960273743" calcext:value-type="float">
            <text:p>0.0831</text:p>
          </table:table-cell>
          <table:table-cell table:style-name="ce25" table:formula="of:=(([.G21]-[.G7])/[.G21])" office:value-type="percentage" office:value="0" calcext:value-type="percentage">
            <text:p>0.00 %</text:p>
          </table:table-cell>
          <table:table-cell table:style-name="ce22" office:value-type="float" office:value="453" calcext:value-type="float">
            <text:p>45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.000690698623657227" calcext:value-type="float">
            <text:p>0.0006906986</text:p>
          </table:table-cell>
          <table:table-cell table:style-name="ce27" office:value-type="float" office:value="0.5576171875" calcext:value-type="float">
            <text:p>0.5576171875</text:p>
          </table:table-cell>
          <table:table-cell table:style-name="ce22" office:value-type="float" office:value="1024" calcext:value-type="float">
            <text:p>1024</text:p>
          </table:table-cell>
        </table:table-row>
        <table:table-row table:style-name="ro6">
          <table:table-cell/>
          <table:table-cell office:value-type="string" calcext:value-type="string">
            <text:p>f3_l-d_kp_4_20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0.00152206420898" calcext:value-type="float">
            <text:p>0.0015</text:p>
          </table:table-cell>
          <table:table-cell table:style-name="ce25" table:formula="of:=(([.O8]-[.C8])/[.O8])" office:value-type="percentage" office:value="0" calcext:value-type="percentage">
            <text:p>0.00 %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.00156188011169" calcext:value-type="float">
            <text:p>0.0016</text:p>
          </table:table-cell>
          <table:table-cell table:style-name="ce25" table:formula="of:=(([.G22]-[.G8])/[.G22])" office:value-type="percentage" office:value="0.2" calcext:value-type="percentage">
            <text:p>20.00 %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0000669956207275391" calcext:value-type="float">
            <text:p>6.70E-05</text:p>
          </table:table-cell>
          <table:table-cell table:style-name="ce27" office:value-type="float" office:value="0.2" calcext:value-type="float">
            <text:p>0.2</text:p>
          </table:table-cell>
          <table:table-cell table:style-name="ce22" office:value-type="float" office:value="35" calcext:value-type="float">
            <text:p>35</text:p>
          </table:table-cell>
        </table:table-row>
        <table:table-row table:style-name="ro6">
          <table:table-cell/>
          <table:table-cell office:value-type="string" calcext:value-type="string">
            <text:p>f4_l-d_kp_4_1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.000835180282593" calcext:value-type="float">
            <text:p>0.0008</text:p>
          </table:table-cell>
          <table:table-cell table:style-name="ce25" table:formula="of:=(([.O9]-[.C9])/[.O9])" office:value-type="percentage" office:value="0.304347826086957" calcext:value-type="percentage">
            <text:p>30.43 %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.00136613845825" calcext:value-type="float">
            <text:p>0.0014</text:p>
          </table:table-cell>
          <table:table-cell table:style-name="ce25" table:formula="of:=(([.G23]-[.G9])/[.G23])" office:value-type="percentage" office:value="0.173913043478261" calcext:value-type="percentage">
            <text:p>17.39 %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0000841617584228516" calcext:value-type="float">
            <text:p>8.42E-05</text:p>
          </table:table-cell>
          <table:table-cell table:style-name="ce27" office:value-type="float" office:value="0.0434782608695652" calcext:value-type="float">
            <text:p>0.0434782609</text:p>
          </table:table-cell>
          <table:table-cell table:style-name="ce22" office:value-type="float" office:value="23" calcext:value-type="float">
            <text:p>23</text:p>
          </table:table-cell>
        </table:table-row>
        <table:table-row table:style-name="ro6">
          <table:table-cell/>
          <table:table-cell office:value-type="string" calcext:value-type="string">
            <text:p>f6_l-d_kp_10_60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.00601601600647" calcext:value-type="float">
            <text:p>0.0060</text:p>
          </table:table-cell>
          <table:table-cell table:style-name="ce25" table:formula="of:=(([.O10]-[.C10])/[.O10])" office:value-type="percentage" office:value="0" calcext:value-type="percentage">
            <text:p>0.00 %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.00743198394775" calcext:value-type="float">
            <text:p>0.0074</text:p>
          </table:table-cell>
          <table:table-cell table:style-name="ce25" table:formula="of:=(([.G24]-[.G10])/[.G24])" office:value-type="percentage" office:value="0" calcext:value-type="percentage">
            <text:p>0.00 %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0234603881835937" calcext:value-type="float">
            <text:p>0.0002346039</text:p>
          </table:table-cell>
          <table:table-cell table:style-name="ce27" office:value-type="float" office:value="0.230769230769231" calcext:value-type="float">
            <text:p>0.2307692308</text:p>
          </table:table-cell>
          <table:table-cell table:style-name="ce22"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string" calcext:value-type="string">
            <text:p>f7_l-d_kp_7_50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0.00216889381409" calcext:value-type="float">
            <text:p>0.0022</text:p>
          </table:table-cell>
          <table:table-cell table:style-name="ce25" table:formula="of:=(([.O11]-[.C11])/[.O11])" office:value-type="percentage" office:value="0.0467289719626168" calcext:value-type="percentage">
            <text:p>4.67 %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0.00341701507568" calcext:value-type="float">
            <text:p>0.0034</text:p>
          </table:table-cell>
          <table:table-cell table:style-name="ce25" table:formula="of:=(([.G25]-[.G11])/[.G25])" office:value-type="percentage" office:value="0.0467289719626168" calcext:value-type="percentage">
            <text:p>4.67 %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.000398874282836914" calcext:value-type="float">
            <text:p>0.0003988743</text:p>
          </table:table-cell>
          <table:table-cell table:style-name="ce27" office:value-type="float" office:value="0.766355140186916" calcext:value-type="float">
            <text:p>0.7663551402</text:p>
          </table:table-cell>
          <table:table-cell table:style-name="ce22"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string" calcext:value-type="string">
            <text:p>f8_l-d_kp_23_10000</text:p>
          </table:table-cell>
          <table:table-cell table:style-name="ce22" office:value-type="float" office:value="9763" calcext:value-type="float">
            <text:p>9763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0.0211610794067" calcext:value-type="float">
            <text:p>0.0212</text:p>
          </table:table-cell>
          <table:table-cell table:style-name="ce25" table:formula="of:=(([.O12]-[.C12])/[.O12])" office:value-type="percentage" office:value="0.000409542336439029" calcext:value-type="percentage">
            <text:p>0.04 %</text:p>
          </table:table-cell>
          <table:table-cell table:style-name="ce22" office:value-type="float" office:value="9767" calcext:value-type="float">
            <text:p>9767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0.0619711875916" calcext:value-type="float">
            <text:p>0.0620</text:p>
          </table:table-cell>
          <table:table-cell table:style-name="ce25" table:formula="of:=(([.G26]-[.G12])/[.G26])" office:value-type="percentage" office:value="0" calcext:value-type="percentage">
            <text:p>0.00 %</text:p>
          </table:table-cell>
          <table:table-cell table:style-name="ce22" office:value-type="float" office:value="5329" calcext:value-type="float">
            <text:p>5329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0.00552201271057129" calcext:value-type="float">
            <text:p>0.0055220127</text:p>
          </table:table-cell>
          <table:table-cell table:style-name="ce27" office:value-type="float" office:value="0.454387222279103" calcext:value-type="float">
            <text:p>0.4543872223</text:p>
          </table:table-cell>
          <table:table-cell table:style-name="ce22" office:value-type="float" office:value="9767" calcext:value-type="float">
            <text:p>9767</text:p>
          </table:table-cell>
        </table:table-row>
        <table:table-row table:style-name="ro6">
          <table:table-cell/>
          <table:table-cell office:value-type="string" calcext:value-type="string">
            <text:p>f9_l-d_kp_5_8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0.00230407714844" calcext:value-type="float">
            <text:p>0.0023</text:p>
          </table:table-cell>
          <table:table-cell table:style-name="ce25" table:formula="of:=(([.O13]-[.C13])/[.O13])" office:value-type="percentage" office:value="0" calcext:value-type="percentage">
            <text:p>0.00 %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0.00256705284119" calcext:value-type="float">
            <text:p>0.0026</text:p>
          </table:table-cell>
          <table:table-cell table:style-name="ce25" table:formula="of:=(([.G27]-[.G13])/[.G27])" office:value-type="percentage" office:value="0" calcext:value-type="percentage">
            <text:p>0.00 %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0000865459442138672" calcext:value-type="float">
            <text:p>8.65E-05</text:p>
          </table:table-cell>
          <table:table-cell table:style-name="ce27" office:value-type="float" office:value="0.184615384615385" calcext:value-type="float">
            <text:p>0.1846153846</text:p>
          </table:table-cell>
          <table:table-cell table:style-name="ce22" office:value-type="float" office:value="130" calcext:value-type="float">
            <text:p>130</text:p>
          </table:table-cell>
        </table:table-row>
        <table:table-row table:style-name="ro6">
          <table:table-cell/>
          <table:table-cell office:value-type="string" calcext:value-type="string">
            <text:p>f10_l-d_kp_20_879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float" office:value="16" calcext:value-type="float">
            <text:p>16</text:p>
          </table:table-cell>
          <table:table-cell table:style-name="ce24" office:value-type="float" office:value="0.0407829284668" calcext:value-type="float">
            <text:p>0.0408</text:p>
          </table:table-cell>
          <table:table-cell table:style-name="ce25" table:formula="of:=(([.O14]-[.C14])/[.O14])" office:value-type="percentage" office:value="0.0390243902439024" calcext:value-type="percentage">
            <text:p>3.90 %</text:p>
          </table:table-cell>
          <table:table-cell table:style-name="ce22" office:value-type="float" office:value="1025" calcext:value-type="float">
            <text:p>1025</text:p>
          </table:table-cell>
          <table:table-cell table:style-name="ce22" office:value-type="float" office:value="14" calcext:value-type="float">
            <text:p>14</text:p>
          </table:table-cell>
          <table:table-cell table:style-name="ce24" office:value-type="float" office:value="0.0825750827789" calcext:value-type="float">
            <text:p>0.0826</text:p>
          </table:table-cell>
          <table:table-cell table:style-name="ce25" table:formula="of:=(([.G28]-[.G14])/[.G28])" office:value-type="percentage" office:value="0" calcext:value-type="percentage">
            <text:p>0.00 %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.00081324577331543" calcext:value-type="float">
            <text:p>0.0008132458</text:p>
          </table:table-cell>
          <table:table-cell table:style-name="ce27" office:value-type="float" office:value="0.587317073170732" calcext:value-type="float">
            <text:p>0.5873170732</text:p>
          </table:table-cell>
          <table:table-cell table:style-name="ce22" office:value-type="float" office:value="1025" calcext:value-type="float">
            <text:p>102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ce26"/>
          <table:table-cell table:number-columns-repeated="9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Mejor Vecino</text:p>
          </table:table-cell>
          <table:covered-table-cell/>
          <table:table-cell/>
          <table:table-cell table:style-name="ce26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ce26"/>
          <table:table-cell table:number-columns-repeated="9"/>
        </table:table-row>
        <table:table-row table:style-name="ro6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1_l-d_kp_10_26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2_l-d_kp_20_878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3_l-d_kp_4_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4_l-d_kp_4_1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6_l-d_kp_10_60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7_l-d_kp_7_50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8_l-d_kp_23_10000</text:p>
          </table:table-cell>
          <table:table-cell table:number-columns-repeated="4"/>
          <table:table-cell office:value-type="float" office:value="9767" calcext:value-type="float">
            <text:p>9767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9_l-d_kp_5_8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6">
          <table:table-cell/>
          <table:table-cell table:style-name="ce2" office:value-type="string" calcext:value-type="string">
            <text:p>f10_l-d_kp_20_879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3" loext:min-decimal-places="3" number:min-integer-digits="1" number:grouping="true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1" loext:min-decimal-places="1" number:min-integer-digits="1" number:grouping="true"/>
    </number:number-style>
    <number:percentage-style style:name="N135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8:25:43.038677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16:48.533324110</meta:creation-date>
    <dc:date>2017-11-08T09:45:14.264430118</dc:date>
    <meta:editing-duration>PT9M2S</meta:editing-duration>
    <meta:editing-cycles>3</meta:editing-cycles>
    <meta:generator>LibreOffice/5.1.6.2$Linux_X86_64 LibreOffice_project/10m0$Build-2</meta:generator>
    <meta:document-statistic meta:table-count="2" meta:cell-count="574" meta:object-count="0"/>
  </office:meta>
</office:document-meta>
</file>